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595858" style:font-name="Roboto" fo:font-size="11.5pt" style:font-name-asian="Roboto2" style:font-size-asian="11.5pt" style:font-name-complex="Roboto2" style:font-size-complex="11.5pt"/>
    </style:style>
    <style:style style:name="P2" style:family="paragraph" style:parent-style-name="Standard">
      <style:text-properties fo:color="#595858" style:font-name="Roboto" fo:font-size="11.5pt" style:font-name-asian="Roboto2" style:font-size-asian="11.5pt" style:font-name-complex="Roboto2" style:font-size-complex="11.5pt" fo:background-color="#ffffff"/>
    </style:style>
    <style:style style:name="P3" style:family="paragraph" style:parent-style-name="Standard" style:list-style-name="WWNum9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4" style:family="paragraph" style:parent-style-name="Standard" style:list-style-name="WWNum14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5" style:family="paragraph" style:parent-style-name="Standard" style:list-style-name="WWNum16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6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7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8" style:family="paragraph" style:parent-style-name="Standard" style:list-style-name="WWNum8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9" style:family="paragraph" style:parent-style-name="Standard" style:list-style-name="WWNum1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0" style:family="paragraph" style:parent-style-name="Standard" style:list-style-name="WWNum6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1" style:family="paragraph" style:parent-style-name="Standard" style:list-style-name="WWNum10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2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3" style:family="paragraph" style:parent-style-name="Standard" style:list-style-name="WWNum15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4" style:family="paragraph" style:parent-style-name="Standard" style:list-style-name="WWNum1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5" style:family="paragraph" style:parent-style-name="Standard" style:list-style-name="WWNum7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6" style:family="paragraph" style:parent-style-name="Standard" style:list-style-name="WWNum13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7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8" style:family="paragraph" style:parent-style-name="Standard" style:list-style-name="WWNum9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19" style:family="paragraph" style:parent-style-name="Standard" style:list-style-name="WWNum14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20" style:family="paragraph" style:parent-style-name="Standard" style:list-style-name="WWNum16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21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22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23" style:family="paragraph" style:parent-style-name="Standard" style:list-style-name="WWNum8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24" style:family="paragraph" style:parent-style-name="Standard" style:list-style-name="WWNum11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25" style:family="paragraph" style:parent-style-name="Standard" style:list-style-name="WWNum10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26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27" style:family="paragraph" style:parent-style-name="Standard" style:list-style-name="WWNum15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28" style:family="paragraph" style:parent-style-name="Standard" style:list-style-name="WWNum12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29" style:family="paragraph" style:parent-style-name="Standard" style:list-style-name="WWNum7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30" style:family="paragraph" style:parent-style-name="Standard" style:list-style-name="WWNum13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31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222in" loext:contextual-spacing="false" fo:line-height="100%" fo:text-indent="-0.25in" style:auto-text-indent="false" fo:background-color="#ffffff"/>
    </style:style>
    <style:style style:name="P32" style:family="paragraph" style:parent-style-name="Standard">
      <loext:graphic-properties draw:fill="solid" draw:fill-color="#ffffff"/>
      <style:paragraph-properties fo:margin-left="0in" fo:margin-right="0in" fo:margin-top="0in" fo:margin-bottom="0.222in" loext:contextual-spacing="false" fo:line-height="100%" fo:text-indent="0in" style:auto-text-indent="false" fo:background-color="#ffffff"/>
      <style:text-properties fo:color="#595858" style:font-name="Roboto" fo:font-size="11.5pt" style:font-name-asian="Roboto2" style:font-size-asian="11.5pt" style:font-name-complex="Roboto2" style:font-size-complex="11.5pt"/>
    </style:style>
    <style:style style:name="P33" style:family="paragraph" style:parent-style-name="Standard">
      <loext:graphic-properties draw:fill="solid" draw:fill-color="#ffffff"/>
      <style:paragraph-properties fo:margin-left="0in" fo:margin-right="0in" fo:margin-top="0in" fo:margin-bottom="0.222in" loext:contextual-spacing="false" fo:line-height="100%" fo:text-indent="0in" style:auto-text-indent="false" fo:background-color="#ffffff"/>
      <style:text-properties fo:color="#595858" style:font-name="Roboto" fo:font-size="11.5pt" style:font-name-asian="Roboto2" style:font-size-asian="11.5pt" style:font-name-complex="Roboto2" style:font-size-complex="11.5pt" fo:background-color="#ffffff"/>
    </style:style>
    <style:style style:name="P34" style:family="paragraph" style:parent-style-name="Standard">
      <loext:graphic-properties draw:fill="solid" draw:fill-color="#ffffff"/>
      <style:paragraph-properties fo:margin-left="0in" fo:margin-right="0in" fo:margin-top="0in" fo:margin-bottom="0.222in" loext:contextual-spacing="false" fo:line-height="100%" fo:text-indent="0in" style:auto-text-indent="false" fo:background-color="#ffffff"/>
      <style:text-properties fo:color="#595858" style:font-name="Roboto" fo:font-size="11.5pt" fo:font-weight="bold" style:font-name-asian="Roboto2" style:font-size-asian="11.5pt" style:font-weight-asian="bold" style:font-name-complex="Roboto2" style:font-size-complex="11.5pt"/>
    </style:style>
    <style:style style:name="P35" style:family="paragraph" style:parent-style-name="Standard">
      <loext:graphic-properties draw:fill="solid" draw:fill-color="#ffffff"/>
      <style:paragraph-properties fo:margin-left="0.5in" fo:margin-right="0in" fo:margin-top="0in" fo:margin-bottom="0.222in" loext:contextual-spacing="false" fo:line-height="100%" fo:text-indent="0in" style:auto-text-indent="false" fo:background-color="#ffffff"/>
      <style:text-properties fo:color="#595858" style:font-name="Roboto" fo:font-size="11.5pt" style:font-name-asian="Roboto2" style:font-size-asian="11.5pt" style:font-name-complex="Roboto2" style:font-size-complex="11.5pt"/>
    </style:style>
    <style:style style:name="P36" style:family="paragraph" style:parent-style-name="Standard" style:master-page-name="Standard">
      <style:paragraph-properties style:page-number="1"/>
    </style:style>
    <style:style style:name="P37" style:family="paragraph" style:parent-style-name="Heading_20_2">
      <loext:graphic-properties draw:fill="solid" draw:fill-color="#ffffff"/>
      <style:paragraph-properties fo:margin-top="0.2083in" fo:margin-bottom="0.2083in" loext:contextual-spacing="false" fo:line-height="139%" fo:keep-together="auto" fo:background-color="#ffffff" fo:keep-with-next="auto"/>
    </style:style>
    <style:style style:name="P38" style:family="paragraph" style:parent-style-name="Heading_20_3">
      <loext:graphic-properties draw:fill="solid" draw:fill-color="#ffffff"/>
      <style:paragraph-properties fo:margin-top="0.2083in" fo:margin-bottom="0.2083in" loext:contextual-spacing="false" fo:line-height="139%" fo:keep-together="auto" fo:background-color="#ffffff" fo:keep-with-next="auto"/>
    </style:style>
    <style:style style:name="P39" style:family="paragraph" style:parent-style-name="Heading_20_3" style:list-style-name="WWNum5">
      <loext:graphic-properties draw:fill="solid" draw:fill-color="#ffffff"/>
      <style:paragraph-properties fo:margin-left="0.5in" fo:margin-right="0in" fo:margin-top="0.2083in" fo:margin-bottom="0in" loext:contextual-spacing="false" fo:line-height="139%" fo:keep-together="auto" fo:text-indent="-0.25in" style:auto-text-indent="false" fo:background-color="#ffffff" fo:keep-with-next="auto"/>
    </style:style>
    <style:style style:name="P40" style:family="paragraph" style:parent-style-name="Heading_20_3" style:list-style-name="WWNum5">
      <loext:graphic-properties draw:fill="solid" draw:fill-color="#ffffff"/>
      <style:paragraph-properties fo:margin-left="0.5in" fo:margin-right="0in" fo:margin-top="0in" fo:margin-bottom="0.2083in" loext:contextual-spacing="false" fo:line-height="139%" fo:keep-together="auto" fo:text-indent="-0.25in" style:auto-text-indent="false" fo:background-color="#ffffff" fo:keep-with-next="auto"/>
    </style:style>
    <style:style style:name="P41" style:family="paragraph" style:parent-style-name="Heading_20_3">
      <loext:graphic-properties draw:fill="solid" draw:fill-color="#ffffff"/>
      <style:paragraph-properties fo:margin-left="0in" fo:margin-right="0in" fo:margin-top="0.2083in" fo:margin-bottom="0.2083in" loext:contextual-spacing="false" fo:line-height="139%" fo:keep-together="auto" fo:text-indent="0in" style:auto-text-indent="false" fo:background-color="#ffffff" fo:keep-with-next="auto"/>
    </style:style>
    <style:style style:name="T1" style:family="text">
      <style:text-properties fo:color="#595858" style:font-name="Roboto" fo:font-size="21.5pt" fo:font-weight="bold" style:font-name-asian="Roboto2" style:font-size-asian="21.5pt" style:font-weight-asian="bold" style:font-name-complex="Roboto2" style:font-size-complex="21.5pt" fo:background-color="#ffffff"/>
    </style:style>
    <style:style style:name="T2" style:family="text">
      <style:text-properties fo:color="#595858" style:font-name="Roboto" fo:font-size="11.5pt" style:font-name-asian="Roboto2" style:font-size-asian="11.5pt" style:font-name-complex="Roboto2" style:font-size-complex="11.5pt"/>
    </style:style>
    <style:style style:name="T3" style:family="text">
      <style:text-properties fo:color="#595858" style:font-name="Roboto" fo:font-size="11.5pt" style:font-name-asian="Roboto2" style:font-size-asian="11.5pt" style:font-name-complex="Roboto2" style:font-size-complex="11.5pt" fo:background-color="#ffffff"/>
    </style:style>
    <style:style style:name="T4" style:family="text">
      <style:text-properties fo:color="#595858" style:font-name="Roboto" fo:font-size="11.5pt" fo:font-weight="bold" style:font-name-asian="Roboto2" style:font-size-asian="11.5pt" style:font-weight-asian="bold" style:font-name-complex="Roboto2" style:font-size-complex="11.5pt"/>
    </style:style>
    <style:style style:name="T5" style:family="text">
      <style:text-properties fo:color="#595858" style:font-name="Roboto" fo:font-size="11.5pt" style:text-underline-style="none" style:font-name-asian="Roboto2" style:font-size-asian="11.5pt" style:font-name-complex="Roboto2" style:font-size-complex="11.5pt"/>
    </style:style>
    <style:style style:name="T6" style:family="text">
      <style:text-properties fo:color="#595858" style:font-name="Roboto" fo:font-size="11.5pt" fo:font-style="italic" style:font-name-asian="Roboto2" style:font-size-asian="11.5pt" style:font-style-asian="italic" style:font-name-complex="Roboto2" style:font-size-complex="11.5pt"/>
    </style:style>
    <style:style style:name="T7" style:family="text">
      <style:text-properties fo:color="#595858" style:font-name="Roboto" fo:font-size="11.5pt" fo:font-style="italic" fo:font-weight="bold" style:font-name-asian="Roboto2" style:font-size-asian="11.5pt" style:font-style-asian="italic" style:font-weight-asian="bold" style:font-name-complex="Roboto2" style:font-size-complex="11.5pt"/>
    </style:style>
    <style:style style:name="T8" style:family="text">
      <style:text-properties fo:color="#595858" style:font-name="Roboto" fo:font-size="12pt" style:text-underline-style="solid" style:text-underline-width="auto" style:text-underline-color="font-color" fo:font-weight="bold" style:font-name-asian="Roboto2" style:font-size-asian="12pt" style:font-weight-asian="bold" style:font-name-complex="Roboto2" style:font-size-complex="12pt" fo:background-color="#ffffff"/>
    </style:style>
    <style:style style:name="T9" style:family="text">
      <style:text-properties fo:color="#333333" fo:font-size="13pt" fo:font-weight="bold" style:font-size-asian="13pt" style:font-weight-asian="bold" style:font-size-complex="13pt" fo:background-color="#ffffff"/>
    </style:style>
    <style:style style:name="T10" style:family="text">
      <style:text-properties fo:color="#333333" fo:font-size="13pt" fo:font-weight="bold" style:font-size-asian="13pt" style:font-weight-asian="bold" style:font-size-complex="13pt"/>
    </style:style>
    <style:style style:name="T11" style:family="text">
      <style:text-properties fo:color="#333333" fo:font-size="13pt" style:font-size-asian="13pt" style:font-size-complex="13pt"/>
    </style:style>
    <style:style style:name="T12" style:family="text">
      <style:text-properties fo:color="#333333" style:font-name="Roboto" fo:font-size="11.5pt" fo:font-weight="bold" style:font-name-asian="Roboto2" style:font-size-asian="11.5pt" style:font-weight-asian="bold" style:font-name-complex="Roboto2" style:font-size-complex="11.5pt" fo:background-color="#ffffff"/>
    </style:style>
    <style:style style:name="T13" style:family="text">
      <style:text-properties fo:color="#333333" style:font-name="Roboto" fo:font-size="11.5pt" style:font-name-asian="Roboto2" style:font-size-asian="11.5pt" style:font-name-complex="Roboto2" style:font-size-complex="11.5pt" fo:background-color="#ffffff"/>
    </style:style>
    <style:style style:name="T14" style:family="text">
      <style:text-properties fo:color="#333333" fo:font-size="12pt" style:text-underline-style="solid" style:text-underline-width="auto" style:text-underline-color="font-color" fo:font-weight="bold" style:font-size-asian="12pt" style:font-weight-asian="bold" style:font-size-complex="12pt" fo:background-color="#ffffff"/>
    </style:style>
    <style:style style:name="T15" style:family="text">
      <style:text-properties fo:color="#333333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6" style:family="text">
      <style:text-properties style:font-name="Roboto" fo:font-size="11.5pt" style:text-underline-style="none" style:font-name-asian="Roboto2" style:font-size-asian="11.5pt" style:font-name-complex="Roboto2" style:font-size-complex="11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Python Code Guidelines</text:span></text:p>
      <text:p text:style-name="P38"><text:bookmark text:name="_tmdnr5qknzs1"/><text:span text:style-name="T9">Indentation</text:span></text:p>
      <text:list xml:id="list1135190401" text:style-name="WWNum9">
        <text:list-item>
          <text:p text:style-name="P3"><text:span text:style-name="T2">Always follow the </text:span><text:span text:style-name="T4">4-space</text:span><text:span text:style-name="T2"> indentation rule</text:span></text:p>
        </text:list-item>
        <text:list-item>
          <text:p text:style-name="P3"><text:span text:style-name="T2">Prefer to use spaces over tabs</text:span></text:p>
        </text:list-item>
        <text:list-item>
          <text:p text:style-name="P3"><text:span text:style-name="T2">Break large expressions into several lines</text:span></text:p>
        </text:list-item>
        <text:list-item>
          <text:p text:style-name="P3"><text:span text:style-name="T2">Brackets need to be closed</text:span></text:p>
        </text:list-item>
        <text:list-item>
          <text:p text:style-name="P18"><text:span text:style-name="T2">Break line before binary operators</text:span></text:p>
        </text:list-item>
      </text:list>
      <text:p text:style-name="P38"><text:bookmark text:name="_ziddv2kcfm0g"/><text:span text:style-name="T10">Using Blank Lines</text:span></text:p>
      <text:list xml:id="list4271023342" text:style-name="WWNum14">
        <text:list-item>
          <text:p text:style-name="P4"><text:span text:style-name="T2">Top-level functions and classes should be separated by two blank lines</text:span></text:p>
        </text:list-item>
        <text:list-item>
          <text:p text:style-name="P4"><text:span text:style-name="T2">Methods inside a class should be separated by a single blank line</text:span></text:p>
        </text:list-item>
        <text:list-item>
          <text:p text:style-name="P19"><text:span text:style-name="T2">Try not to include blank lines between pieces of code that have related logic and function</text:span></text:p>
        </text:list-item>
      </text:list>
      <text:p text:style-name="P38"><text:bookmark text:name="_a7t7796yq3mp"/><text:span text:style-name="T10">Maximum line length</text:span></text:p>
      <text:list xml:id="list4202470835" text:style-name="WWNum5">
        <text:list-item>
          <text:p text:style-name="P39"><text:bookmark text:name="_4qsybhin3ze5"/><text:span text:style-name="T2">No more than 79 characters in a line</text:span></text:p>
        </text:list-item>
        <text:list-item>
          <text:p text:style-name="P40"><text:bookmark text:name="_aw4i78i8jm17"/><text:span text:style-name="T2">You can break the statement into multiple lines and turn them into shorter lines of code</text:span></text:p>
        </text:list-item>
      </text:list>
      <text:p text:style-name="P38"><text:bookmark text:name="_zhufoyt27ous"/><text:span text:style-name="T10">Imports</text:span></text:p>
      <text:list xml:id="list1140324755" text:style-name="WWNum16">
        <text:list-item>
          <text:p text:style-name="P5"><text:span text:style-name="T2">Should always come at the top of the Python script</text:span></text:p>
        </text:list-item>
        <text:list-item>
          <text:p text:style-name="P5"><text:span text:style-name="T2">Separate libraries should be imported on separate lines</text:span></text:p>
        </text:list-item>
        <text:list-item>
          <text:p text:style-name="P5"><text:span text:style-name="T2">Include a blank line after each group of imports</text:span></text:p>
        </text:list-item>
        <text:list-item>
          <text:p text:style-name="P20"><text:span text:style-name="T2">Can import multiple classes from the same module in a single line</text:span></text:p>
        </text:list-item>
      </text:list>
      <text:p text:style-name="P37"><text:bookmark text:name="_q67dx6ap5lrq"/><text:span text:style-name="T10">Getting Familiar with Proper Python Comments</text:span></text:p>
      <text:p text:style-name="P38"><text:bookmark text:name="_16a712esocxt"/><text:span text:style-name="T10"><text:s text:c="5"/></text:span><text:span text:style-name="T11">General Tips for Including Comments</text:span></text:p>
      <text:list xml:id="list947894032" text:style-name="WWNum1">
        <text:list-item>
          <text:p text:style-name="P6"><text:span text:style-name="T2"><text:s/>Always begin the comment with a capital letter</text:span></text:p>
        </text:list-item>
        <text:list-item>
          <text:p text:style-name="P6"><text:span text:style-name="T2">Comments should be complete sentences</text:span></text:p>
        </text:list-item>
        <text:list-item>
          <text:p text:style-name="P6"><text:span text:style-name="T2">Update the comment as and when you update your code</text:span></text:p>
        </text:list-item>
        <text:list-item>
          <text:p text:style-name="P21"><text:span text:style-name="T2">Avoid comments that state the obvious</text:span></text:p>
        </text:list-item>
      </text:list>
      <text:p text:style-name="P38"><text:bookmark text:name="_oc2tx7frddek"/><text:soft-page-break/><text:span text:style-name="T10"><text:s text:c="5"/></text:span><text:span text:style-name="T11">Block Comments</text:span></text:p>
      <text:list xml:id="list1365223842" text:style-name="WWNum3">
        <text:list-item>
          <text:p text:style-name="P7"><text:span text:style-name="T2">Describe the piece of code that follows them</text:span></text:p>
        </text:list-item>
        <text:list-item>
          <text:p text:style-name="P7"><text:span text:style-name="T2">Have the same indentation as the piece of code</text:span></text:p>
        </text:list-item>
        <text:list-item>
          <text:p text:style-name="P22"><text:span text:style-name="T2">Start with a # and a single space</text:span></text:p>
        </text:list-item>
      </text:list>
      <text:p text:style-name="P38"><text:bookmark text:name="_h8uvhvlbpbne"/><text:span text:style-name="T10"><text:s text:c="5"/></text:span><text:span text:style-name="T11">Inline comments</text:span></text:p>
      <text:list xml:id="list4007429932" text:style-name="WWNum8">
        <text:list-item>
          <text:p text:style-name="P8"><text:span text:style-name="T2">These are comments on the same line as the code statement</text:span></text:p>
        </text:list-item>
        <text:list-item>
          <text:p text:style-name="P8"><text:span text:style-name="T2">Should be separated by at least two spaces from the code statement</text:span></text:p>
        </text:list-item>
        <text:list-item>
          <text:p text:style-name="P8"><text:span text:style-name="T2">Starts with the usual # followed by a whitespace</text:span></text:p>
        </text:list-item>
        <text:list-item>
          <text:p text:style-name="P8"><text:span text:style-name="T2">Do not use them to state the obvious</text:span></text:p>
        </text:list-item>
        <text:list-item>
          <text:p text:style-name="P23"><text:span text:style-name="T2">Try to use them sparingly as they can be distracting</text:span></text:p>
        </text:list-item>
      </text:list>
      <text:p text:style-name="P37"><text:bookmark text:name="_h0di0whjzroc"/><text:span text:style-name="T10">Whitespaces in your Python Code</text:span></text:p>
      <text:list xml:id="list80439993" text:style-name="WWNum11">
        <text:list-item>
          <text:p text:style-name="P9"><text:span text:style-name="T2">Avoid putting whitespaces immediately within brackets</text:span></text:p>
        </text:list-item>
        <text:list-item>
          <text:p text:style-name="P9"><text:span text:style-name="T2">Never put whitespace before a comma, semicolon, or colon</text:span></text:p>
        </text:list-item>
        <text:list-item>
          <text:p text:style-name="P9"><text:span text:style-name="T2">Don’t include whitespaces between a character and an opening bracket</text:span></text:p>
        </text:list-item>
        <text:list-item>
          <text:p text:style-name="P9"><text:span text:style-name="T2">When using multiple operators, include whitespaces only around the lowest priority operator</text:span></text:p>
        </text:list-item>
        <text:list-item>
          <text:p text:style-name="P24"><text:span text:style-name="T2">Trailing whitespaces should be avoided</text:span></text:p>
        </text:list-item>
      </text:list>
      <text:p text:style-name="P1"/>
      <text:p text:style-name="Standard"><text:span text:style-name="T1">Python Naming Conventions</text:span></text:p>
      <text:p text:style-name="Standard"><text:span text:style-name="T3">When we write a piece of code, the name we choose for the variables, functions, and so on, has a great impact on the comprehensibility of the code.</text:span></text:p>
      <text:p text:style-name="P2"/>
      <text:p text:style-name="Standard"><text:span text:style-name="T8">General Tips</text:span></text:p>
      <text:p text:style-name="P2"/>
      <text:list xml:id="list1650343429" text:style-name="WWNum6">
        <text:list-item>
          <text:p text:style-name="P10"><text:span text:style-name="T12">Avoid using long names</text:span><text:span text:style-name="T3"> while not being too frugal with the name either.</text:span></text:p>
        </text:list-item>
      </text:list>
      <text:list xml:id="list3686015344" text:style-name="WWNum10">
        <text:list-item>
          <text:p text:style-name="P11"><text:span text:style-name="T12">Use sensible and descriptive names.</text:span><text:span text:style-name="T3"> This will help later on when you try to remember the purpose of the code.</text:span></text:p>
        </text:list-item>
        <text:list-item>
          <text:p text:style-name="P11"><text:span text:style-name="T13">Avoid using names that begin with numbers.</text:span></text:p>
        </text:list-item>
        <text:list-item>
          <text:p text:style-name="P25"><text:span text:style-name="T13">Avoid using special characters like @, !, #, $, etc</text:span><text:span text:style-name="T12">. </text:span><text:span text:style-name="T13">in names.</text:span></text:p>
        </text:list-item>
      </text:list>
      <text:p text:style-name="P38"><text:bookmark text:name="_w2shk3aqgju7"/><text:soft-page-break/><text:span text:style-name="T14">Naming Variables</text:span></text:p>
      <text:list xml:id="list1368421701" text:style-name="WWNum4">
        <text:list-item>
          <text:p text:style-name="P12"><text:span text:style-name="T2">Variable names should always be in </text:span><text:span text:style-name="T4">lowercase.</text:span></text:p>
        </text:list-item>
        <text:list-item>
          <text:p text:style-name="P26"><text:span text:style-name="T2">For longer variable names, include underscores to separate_words. This improves readability.</text:span></text:p>
        </text:list-item>
      </text:list>
      <text:p text:style-name="P38"><text:bookmark text:name="_1e5jbdtsloas"/><text:span text:style-name="T15">Naming Functions</text:span></text:p>
      <text:list xml:id="list618141299" text:style-name="WWNum15">
        <text:list-item>
          <text:p text:style-name="P13"><text:span text:style-name="T2">Follow the lowercase with underscores naming convention.</text:span></text:p>
        </text:list-item>
        <text:list-item>
          <text:p text:style-name="P13"><text:span text:style-name="T2">Use expressive names.</text:span></text:p>
        </text:list-item>
        <text:list-item>
          <text:p text:style-name="P27"><text:span text:style-name="T3">If a function argument name clashes with a keyword, use a trailing underscore instead of using an abbreviation.</text:span></text:p>
        </text:list-item>
      </text:list>
      <text:p text:style-name="P38"><text:bookmark text:name="_9coqhjfwrlar"/><text:span text:style-name="T14">Class names</text:span></text:p>
      <text:list xml:id="list4166814624" text:style-name="WWNum12">
        <text:list-item>
          <text:p text:style-name="P14"><text:span text:style-name="T2">Follow CapWord (or camelCase or StudlyCaps) naming convention. Just start each word with a capital letter and do not include underscores between words.</text:span></text:p>
        </text:list-item>
        <text:list-item>
          <text:p text:style-name="P28"><text:span text:style-name="T2">If a class contains a subclass with the same attribute name, consider adding double underscores to the class attribute.</text:span></text:p>
        </text:list-item>
      </text:list>
      <text:p text:style-name="P38"><text:bookmark text:name="_66gurad5jy9o"/><text:span text:style-name="T15">Naming Class Methods</text:span></text:p>
      <text:list xml:id="list930750610" text:style-name="WWNum7">
        <text:list-item>
          <text:p text:style-name="P15"><text:span text:style-name="T2">The first argument of an instance method (the basic class method with no strings attached) should always be </text:span><text:span text:style-name="T6">self</text:span><text:span text:style-name="T7">. </text:span><text:span text:style-name="T2">This points to the calling object.</text:span></text:p>
        </text:list-item>
        <text:list-item>
          <text:p text:style-name="P29"><text:span text:style-name="T2">The first argument of a class method should always be </text:span><text:span text:style-name="T6">cls</text:span><text:span text:style-name="T7">. </text:span><text:span text:style-name="T2">This points to the class, not the object instance.</text:span></text:p>
        </text:list-item>
      </text:list>
      <text:p text:style-name="P41"><text:bookmark text:name="_3winn07oos0r"/><text:span text:style-name="T15">Package and Module names</text:span></text:p>
      <text:list xml:id="list2595353055" text:style-name="WWNum13">
        <text:list-item>
          <text:p text:style-name="P16"><text:span text:style-name="T2">Try to keep the name short and simple.</text:span></text:p>
        </text:list-item>
        <text:list-item>
          <text:p text:style-name="P16"><text:span text:style-name="T2">The lowercase naming convention should be followed.</text:span></text:p>
        </text:list-item>
        <text:list-item>
          <text:p text:style-name="P16"><text:span text:style-name="T2">Prefer underscores for long module names.</text:span></text:p>
        </text:list-item>
        <text:list-item>
          <text:p text:style-name="P30"><text:span text:style-name="T2">Avoid underscores for package names.</text:span></text:p>
        </text:list-item>
      </text:list>
      <text:p text:style-name="P38"><text:bookmark text:name="_g1lelgz6m9oo"/><text:span text:style-name="T15">Constant names</text:span></text:p>
      <text:list xml:id="list821575085" text:style-name="WWNum2">
        <text:list-item>
          <text:p text:style-name="P17"><text:span text:style-name="T2">Constants are usually declared and assigned values within a module.</text:span></text:p>
        </text:list-item>
        <text:list-item>
          <text:p text:style-name="P17"><text:span text:style-name="T2">The naming convention for constants is an aberration. Constant names should be all CAPITAL letters.</text:span></text:p>
        </text:list-item>
        <text:list-item>
          <text:p text:style-name="P31"><text:span text:style-name="T2">Use underscores for longer names.</text:span></text:p>
        </text:list-item>
      </text:list>
      <text:p text:style-name="P32"/>
      <text:p text:style-name="Standard"/>
      <text:p text:style-name="P35"/>
      <text:p text:style-name="P32"/>
      <text:p text:style-name="P32"><text:soft-page-break/></text:p>
      <text:p text:style-name="P32"/>
      <text:p text:style-name="Standard"/>
      <text:p text:style-name="Standard"/>
      <text:p text:style-name="P33"/>
      <text:p text:style-name="Standard"/>
      <text:p text:style-name="P34"/>
      <text:p text:style-name="Standard"/>
      <text:p text:style-name="P3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595858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1.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595858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1.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1.5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Roboto" fo:font-family="Roboto" style:font-family-generic="roman" style:font-pitch="variable" fo:font-size="11.5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Roboto" fo:font-family="Roboto" style:font-family-generic="roman" style:font-pitch="variable" fo:font-size="11.5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595858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Roboto" fo:font-family="Roboto" style:font-family-generic="roman" style:font-pitch="variable" fo:font-size="11.5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Roboto" fo:font-family="Roboto" style:font-family-generic="roman" style:font-pitch="variable" fo:font-size="11.5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595858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Roboto" fo:font-family="Roboto" style:font-family-generic="roman" style:font-pitch="variable" fo:font-size="11.5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Roboto" fo:font-family="Roboto" style:font-family-generic="roman" style:font-pitch="variable" fo:font-size="11.5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Roboto" fo:font-family="Roboto" style:font-family-generic="roman" style:font-pitch="variable" fo:font-size="11.5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Roboto" fo:font-family="Roboto" style:font-family-generic="roman" style:font-pitch="variable" fo:font-size="11.5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Roboto" fo:font-family="Roboto" style:font-family-generic="roman" style:font-pitch="variable" fo:font-size="11.5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0" meta:word-count="647" meta:character-count="3668" meta:non-whitespace-character-count="3126"/>
    <meta:generator>LibreOfficeDev/6.0.5.2$Linux_X86_64 LibreOffice_project/</meta:generator>
  </office:meta>
</office:document-meta>
</file>